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14cm"/>
      <style:text-properties fo:color="#cccccc" loext:opacity="100%" style:font-name="Droid Sans Mono" fo:font-size="15pt" fo:font-weight="normal" fo:background-color="#1f1f1f"/>
    </style:style>
    <style:style style:name="P2" style:family="paragraph" style:parent-style-name="Standard">
      <style:paragraph-properties style:line-height-at-least="0.714cm"/>
      <style:text-properties fo:color="#cccccc" loext:opacity="100%" style:font-name="Droid Sans Mono" fo:font-size="15pt" fo:font-weight="normal" officeooo:rsid="0017e3f9" officeooo:paragraph-rsid="0017e3f9" fo:background-color="#1f1f1f"/>
    </style:style>
    <style:style style:name="P3" style:family="paragraph" style:parent-style-name="Standard">
      <style:paragraph-properties style:line-height-at-least="0.714cm"/>
      <style:text-properties fo:color="#cccccc" loext:opacity="100%" style:font-name="Droid Sans Mono" fo:font-size="20pt" fo:font-weight="normal" officeooo:rsid="0017e3f9" officeooo:paragraph-rsid="0017e3f9" fo:background-color="#1f1f1f" style:font-size-asian="20pt" style:font-size-complex="20pt"/>
    </style:style>
    <style:style style:name="P4" style:family="paragraph" style:parent-style-name="Standard">
      <style:paragraph-properties style:line-height-at-least="0.714cm"/>
    </style:style>
    <style:style style:name="P5" style:family="paragraph" style:parent-style-name="Standard">
      <style:paragraph-properties style:line-height-at-least="0.714cm"/>
      <style:text-properties fo:color="#c586c0" loext:opacity="100%" style:font-name="Droid Sans Mono" fo:font-size="15pt" fo:font-weight="normal" fo:background-color="#1f1f1f"/>
    </style:style>
    <style:style style:name="P6" style:family="paragraph" style:parent-style-name="Standard">
      <style:paragraph-properties style:line-height-at-least="0.714cm"/>
      <style:text-properties fo:color="#808080" loext:opacity="100%" style:font-name="Droid Sans Mono" fo:font-size="15pt" fo:font-weight="normal" fo:background-color="#1f1f1f"/>
    </style:style>
    <style:style style:name="P7" style:family="paragraph" style:parent-style-name="Standard">
      <style:paragraph-properties style:line-height-at-least="0.714cm"/>
      <style:text-properties fo:color="#569cd6" loext:opacity="100%" style:font-name="Droid Sans Mono" fo:font-size="1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4fc1ff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808080" loext:opacity="100%"/>
    </style:style>
    <style:style style:name="T9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202101619010029</text:span></text:p>
      <text:p text:style-name="P3">Jaimin Khatri </text:p>
      <text:p text:style-name="P3">Set 2</text:p>
      <text:p text:style-name="P3">CS0254</text:p>
      <text:p text:style-name="P3"/>
      <text:p text:style-name="P3"/>
      <text:p text:style-name="P3"/>
      <text:p text:style-name="P3"><text:span text:style-name="T1">Q1.</text:span></text:p>
      <text:p text:style-name="P2"><text:span text:style-name="T1">import</text:span> {<text:span text:style-name="T2">useState</text:span>} <text:span text:style-name="T1">from</text:span> <text:span text:style-name="T3">"react"</text:span>;</text:p>
      <text:p text:style-name="P4"/>
      <text:p text:style-name="P1"><text:span text:style-name="T4">function</text:span> <text:span text:style-name="T5">Q1</text:span>()</text:p>
      <text:p text:style-name="P1">{</text:p>
      <text:p text:style-name="P1"><text:span text:style-name="T4">const</text:span> [<text:span text:style-name="T6">score</text:span>, <text:span text:style-name="T6">setScore</text:span>]<text:span text:style-name="T7">=</text:span><text:span text:style-name="T5">setState</text:span>(<text:span text:style-name="T3">""</text:span>)</text:p>
      <text:p text:style-name="P4"/>
      <text:p text:style-name="P5">return</text:p>
      <text:p text:style-name="P1">( <text:span text:style-name="T8">&lt;&gt;</text:span></text:p>
      <text:p text:style-name="P1"><text:span text:style-name="T8">&lt;</text:span><text:span text:style-name="T4">button</text:span> <text:span text:style-name="T2">onChange</text:span><text:span text:style-name="T7">=</text:span><text:span text:style-name="T4">{</text:span><text:span text:style-name="T7">(</text:span><text:span text:style-name="T2">e</text:span><text:span text:style-name="T7">)</text:span><text:span text:style-name="T4">=&gt;</text:span><text:span text:style-name="T5">setScore</text:span><text:span text:style-name="T7">(</text:span><text:span text:style-name="T6">score</text:span><text:span text:style-name="T7">=+</text:span><text:span text:style-name="T9">1</text:span><text:span text:style-name="T7">)</text:span><text:span text:style-name="T4">}</text:span><text:span text:style-name="T8">&gt;</text:span>Increase<text:span text:style-name="T8">&lt;/</text:span><text:span text:style-name="T4">button</text:span><text:span text:style-name="T8">&gt;</text:span></text:p>
      <text:p text:style-name="P1"><text:span text:style-name="T8">&lt;</text:span><text:span text:style-name="T4">button</text:span> <text:span text:style-name="T2">onChange</text:span><text:span text:style-name="T7">=</text:span><text:span text:style-name="T4">{</text:span><text:span text:style-name="T7">(</text:span><text:span text:style-name="T2">e</text:span><text:span text:style-name="T7">)</text:span><text:span text:style-name="T4">=&gt;</text:span><text:span text:style-name="T5">setScore</text:span><text:span text:style-name="T7">(</text:span><text:span text:style-name="T6">score</text:span><text:span text:style-name="T7"> &gt; </text:span><text:span text:style-name="T9">0</text:span><text:span text:style-name="T7">, </text:span><text:span text:style-name="T6">score</text:span><text:span text:style-name="T7"> -</text:span><text:span text:style-name="T9">1</text:span><text:span text:style-name="T7"> &lt; </text:span><text:span text:style-name="T9">0</text:span><text:span text:style-name="T7">)</text:span><text:span text:style-name="T4">}</text:span><text:span text:style-name="T8">&gt;</text:span>Decreases<text:span text:style-name="T8">&lt;/</text:span><text:span text:style-name="T4">button</text:span><text:span text:style-name="T8">&gt;</text:span></text:p>
      <text:p text:style-name="P6">&lt;/&gt;</text:p>
      <text:p text:style-name="P1">)</text:p>
      <text:p text:style-name="P1">}</text:p>
      <text:p text:style-name="P1"><text:span text:style-name="T1">export</text:span> <text:span text:style-name="T1">default</text:span> <text:span text:style-name="T5">Q1</text:span></text:p>
      <text:p text:style-name="P2"/>
      <text:p text:style-name="P3"><text:span text:style-name="T1"/></text:p>
      <text:p text:style-name="P3"><text:span text:style-name="T1"/></text:p>
      <text:p text:style-name="P3"><text:span text:style-name="T1">Q2.</text:span></text:p>
      <text:p text:style-name="P1"><text:span text:style-name="T1">import</text:span> {<text:span text:style-name="T2">useState</text:span>} <text:span text:style-name="T1">from</text:span> <text:span text:style-name="T3">"react"</text:span>;</text:p>
      <text:p text:style-name="P4"/>
      <text:p text:style-name="P1"><text:span text:style-name="T4">function</text:span> <text:span text:style-name="T5">Q2</text:span>()</text:p>
      <text:p text:style-name="P1">{</text:p>
      <text:p text:style-name="P1"><text:span text:style-name="T4">const</text:span> <text:span text:style-name="T6">fruits</text:span><text:span text:style-name="T7">=</text:span>[<text:span text:style-name="T3">"Apple"</text:span>,<text:span text:style-name="T3">"Banana"</text:span>,<text:span text:style-name="T3">"Mango"</text:span>,<text:span text:style-name="T3">"Orange"</text:span>]</text:p>
      <text:p text:style-name="P4"/>
      <text:p text:style-name="P1"><text:soft-page-break/><text:span text:style-name="T1">return</text:span>(</text:p>
      <text:p text:style-name="P1"><text:span text:style-name="T8">&lt;</text:span><text:span text:style-name="T4">ol</text:span><text:span text:style-name="T8">&gt;</text:span></text:p>
      <text:p text:style-name="P1"><text:span text:style-name="T8">&lt;</text:span><text:span text:style-name="T4">h2</text:span><text:span text:style-name="T8">&gt;</text:span>List<text:span text:style-name="T8">&lt;/</text:span><text:span text:style-name="T4">h2</text:span><text:span text:style-name="T8">&gt;</text:span></text:p>
      <text:p text:style-name="P1"><text:span text:style-name="T4">{</text:span><text:span text:style-name="T6">fruits</text:span><text:span text:style-name="T7">.</text:span><text:span text:style-name="T5">map</text:span><text:span text:style-name="T7">(</text:span><text:span text:style-name="T2">index</text:span><text:span text:style-name="T7">,</text:span><text:span text:style-name="T2">item</text:span><text:span text:style-name="T7">)</text:span><text:span text:style-name="T4">=&gt;</text:span></text:p>
      <text:p text:style-name="P1"><text:span text:style-name="T7">{</text:span><text:span text:style-name="T8">&lt;</text:span><text:span text:style-name="T4">li</text:span><text:span text:style-name="T7"> </text:span><text:span text:style-name="T2">key</text:span><text:span text:style-name="T7">=</text:span><text:span text:style-name="T3">"index"</text:span><text:span text:style-name="T8">&gt;</text:span><text:span text:style-name="T7">fruits</text:span><text:span text:style-name="T8">&lt;/</text:span><text:span text:style-name="T4">li</text:span><text:span text:style-name="T8">&gt;</text:span><text:span text:style-name="T7">}</text:span></text:p>
      <text:p text:style-name="P7">}</text:p>
      <text:p text:style-name="P1"><text:span text:style-name="T8">&lt;/</text:span><text:span text:style-name="T4">ol</text:span><text:span text:style-name="T8">&gt;</text:span></text:p>
      <text:p text:style-name="P1">)</text:p>
      <text:p text:style-name="P1">}</text:p>
      <text:p text:style-name="P4"/>
      <text:p text:style-name="P1"><text:span text:style-name="T1">export</text:span> <text:span text:style-name="T1">default</text:span> <text:span text:style-name="T5">Q2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2:35:11.574743766</meta:creation-date>
    <dc:date>2025-09-01T12:38:19.063604807</dc:date>
    <meta:editing-duration>PT3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59" meta:character-count="491" meta:non-whitespace-character-count="463"/>
  </office:meta>
</office:document-meta>
</file>